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008c97" officeooo:paragraph-rsid="00008c97" style:font-size-asian="13.1000003814697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rsid="0001fb3d" officeooo:paragraph-rsid="0001fb3d" style:font-size-asian="13.1000003814697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normal" officeooo:rsid="00008c97" officeooo:paragraph-rsid="00008c97" style:font-size-asian="13.1000003814697pt" style:font-weight-asian="normal" style:font-size-complex="15pt" style:font-weight-complex="normal"/>
    </style:style>
    <style:style style:name="P4" style:family="paragraph" style:parent-style-name="Preformatted_20_Text">
      <style:text-properties fo:font-size="15pt" fo:font-weight="normal" officeooo:rsid="0001fb3d" officeooo:paragraph-rsid="0001fb3d" style:font-size-asian="13.1000003814697pt" style:font-weight-asian="normal" style:font-size-complex="15pt" style:font-weight-complex="normal"/>
    </style:style>
    <style:style style:name="P5" style:family="paragraph" style:parent-style-name="Preformatted_20_Text">
      <style:text-properties officeooo:rsid="00008c97" officeooo:paragraph-rsid="00008c97"/>
    </style:style>
    <style:style style:name="P6" style:family="paragraph" style:parent-style-name="Preformatted_20_Text">
      <style:text-properties fo:font-size="24pt" fo:font-weight="bold" officeooo:rsid="00008c97" officeooo:paragraph-rsid="00008c97" style:font-size-asian="24pt" style:font-weight-asian="bold" style:font-size-complex="24pt" style:font-weight-complex="bold"/>
    </style:style>
    <style:style style:name="P7" style:family="paragraph" style:parent-style-name="Preformatted_20_Text">
      <style:text-properties fo:font-size="15pt" fo:font-weight="normal" officeooo:rsid="0001fb3d" officeooo:paragraph-rsid="0001fb3d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008c97" style:font-size-asian="13.1000003814697pt" style:font-weight-asian="normal" style:font-size-complex="15pt" style:font-weight-complex="normal"/>
    </style:style>
    <style:style style:name="T3" style:family="text">
      <style:text-properties officeooo:rsid="0001fb3d"/>
    </style:style>
    <style:style style:name="T4" style:family="text">
      <style:text-properties officeooo:rsid="0003a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lementing Newton Raphson Method</text:p>
      <text:p text:style-name="P6"/>
      <text:p text:style-name="P1">Compilation :</text:p>
      <text:p text:style-name="P1"><text:tab/></text:p>
      <text:p text:style-name="P3">1) Create a catkin workspace</text:p>
      <text:p text:style-name="P3"/>
      <text:p text:style-name="P3">2) Copy the enitre NewtonRaphson Directory present in src/ to your catkin_workspace/src directory</text:p>
      <text:p text:style-name="P3"/>
      <text:p text:style-name="P3">3) Build the package using catkin_make from the workspace directory</text:p>
      <text:p text:style-name="P3"/>
      <text:p text:style-name="P1">Note :</text:p>
      <text:p text:style-name="P1"/>
      <text:p text:style-name="P4">1) rosrun NewtonRaphson NewtonRaphson_client – To run the client</text:p>
      <text:p text:style-name="P4"/>
      <text:p text:style-name="P4">2) rosrun NewtonRaphson NewtonRaphson_<text:span text:style-name="T4">server</text:span> – To run the server</text:p>
      <text:p text:style-name="P1"/>
      <text:p text:style-name="P4">3) <text:s/>rostopic echo /newton_raphson/feedback – To get the feedback status (Server name is newton_raphson) and similarly for result.</text:p>
      <text:p text:style-name="P3"/>
      <text:p text:style-name="P2">Changes :</text:p>
      <text:p text:style-name="P3"/>
      <text:p text:style-name="P3"><text:span text:style-name="T3">1</text:span>) Initial Guess can be changed in the NewtonRaphson_client.cpp by changing the #define tag value </text:p>
      <text:p text:style-name="P3"/>
      <text:p text:style-name="P5"><text:span text:style-name="T2">2</text:span><text:span text:style-name="T1">) The Cubic Function can also be changed by changing the #define tag values in <text:s/>NewtonRaphson_server.c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3:10:27.184495629</dc:date>
    <meta:editing-duration>PT17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02" meta:character-count="715" meta:non-whitespace-character-count="618"/>
  </office:meta>
</office:document-meta>
</file>